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d regno;</text:p>
      <text:p text:style-name="Standard">sum=0;</text:p>
      <text:p text:style-name="Standard">#Length= expr Length #regno;</text:p>
      <text:p text:style-name="Standard">num=0;</text:p>
      <text:p text:style-name="Standard">for ((i=0;i&lt;${#regno};i++))</text:p>
      <text:p text:style-name="Standard">do</text:p>
      <text:p text:style-name="Standard">var="${regno:$i:1}"</text:p>
      <text:p text:style-name="Standard">if [[ "$var" =~ ^[0-9]+$ ]]</text:p>
      <text:p text:style-name="Standard">then num=$(($num*10+$var))</text:p>
      <text:p text:style-name="Standard">fi</text:p>
      <text:p text:style-name="Standard">done</text:p>
      <text:p text:style-name="Standard">for ((i=1;i&lt;${#num};i=i+2))</text:p>
      <text:p text:style-name="Standard">do</text:p>
      <text:p text:style-name="Standard">#echo "${num:$i:1}"</text:p>
      <text:p text:style-name="Standard">sum=$(($sum+${num:$i:1}))</text:p>
      <text:p text:style-name="Standard">done</text:p>
      <text:p text:style-name="Standard">echo $sum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3:38:48.220953855</meta:creation-date>
    <dc:date>2021-07-22T13:39:44.475274853</dc:date>
    <meta:editing-duration>PT1M</meta:editing-duration>
    <meta:editing-cycles>1</meta:editing-cycles>
    <meta:document-statistic meta:table-count="0" meta:image-count="0" meta:object-count="0" meta:page-count="1" meta:paragraph-count="17" meta:word-count="31" meta:character-count="245" meta:non-whitespace-character-count="231"/>
    <meta:generator>LibreOffice/6.0.3.2$Linux_X86_64 LibreOffice_project/00m0$Build-2</meta:generator>
  </office:meta>
</office:document-meta>
</file>